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50e"/>
    </style:style>
    <style:style style:name="ce24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 office:value-type="string" office:string-value="FAIL" calcext:value-type="string">
            <text:p>FAIL</text:p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>
            <text:p/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8" calcext:value-type="float">
            <text:p>118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_64 <text:s text:c="1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 <text:s text:c="26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_64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cpu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rusage03 <text:s text:c="22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rt_sigsuspend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4" office:value-type="string" calcext:value-type="string">
            <text:p>PRONADJEN VELIKI BUG, NIJE SLAT ARG7 UOPSTE NIKAD </text:p>
          </table:table-cell>
          <table:table-cell table:style-name="ce24" table:number-columns-repeated="4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pid05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6:15:50.719236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8T16:24:56.015638678</dc:date>
    <meta:editing-duration>P5DT14H52M56S</meta:editing-duration>
    <meta:editing-cycles>52</meta:editing-cycles>
    <meta:generator>LibreOffice/5.1.6.2$Linux_X86_64 LibreOffice_project/10m0$Build-2</meta:generator>
    <meta:document-statistic meta:table-count="2" meta:cell-count="14793" meta:object-count="0"/>
  </office:meta>
</office:document-meta>
</file>